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e3b38" officeooo:paragraph-rsid="001e3b38"/>
    </style:style>
    <style:style style:name="P2" style:family="paragraph" style:parent-style-name="Table_20_Contents">
      <style:text-properties officeooo:rsid="001e3b38" officeooo:paragraph-rsid="001e3b38"/>
    </style:style>
    <style:style style:name="P3" style:family="paragraph" style:parent-style-name="Table_20_Heading">
      <style:text-properties officeooo:rsid="001e3b38" officeooo:paragraph-rsid="001e3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Documentation</text:p>
      <text:p text:style-name="P1"/>
      <text:p text:style-name="P1">Components</text:p>
      <text:p text:style-name="P1"/>
      <text:p text:style-name="P1">Buttons:</text:p>
      <text:p text:style-name="P1">Red LED Momentary Push Button</text:p>
      <text:p text:style-name="P1">Lead Colors</text:p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3">Color</text:p>
            </table:table-cell>
            <table:table-cell table:style-name="Table1.A1" office:value-type="string">
              <text:p text:style-name="P3">Label</text:p>
            </table:table-cell>
            <table:table-cell table:style-name="Table1.A1" office:value-type="string">
              <text:p text:style-name="P3">Use</text:p>
            </table:table-cell>
            <table:table-cell table:style-name="Table1.A1" office:value-type="string">
              <text:p text:style-name="P3">Notes</text:p>
            </table:table-cell>
          </table:table-row>
        </table:table-header-rows>
        <table:table-row>
          <table:table-cell table:style-name="Table1.A1" office:value-type="string">
            <text:p text:style-name="P2">Red</text:p>
          </table:table-cell>
          <table:table-cell table:style-name="Table1.A1" office:value-type="string">
            <text:p text:style-name="P2">LED +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Black</text:p>
          </table:table-cell>
          <table:table-cell table:style-name="Table1.A1" office:value-type="string">
            <text:p text:style-name="P2">LED -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Orange</text:p>
          </table:table-cell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Yellow</text:p>
          </table:table-cell>
          <table:table-cell table:style-name="Table1.A1" office:value-type="string">
            <text:p text:style-name="P2">N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White</text:p>
          </table:table-cell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One fo the buttons got green by mistak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8:59:19.606929364</meta:creation-date>
    <dc:date>2024-08-03T00:29:08.755022847</dc:date>
    <meta:editing-duration>PT5H19M35S</meta:editing-duration>
    <meta:editing-cycles>1</meta:editing-cycles>
    <meta:document-statistic meta:table-count="1" meta:image-count="0" meta:object-count="0" meta:page-count="1" meta:paragraph-count="20" meta:word-count="35" meta:character-count="176" meta:non-whitespace-character-count="161"/>
    <meta:generator>LibreOffice/24.2.4.2$Linux_X86_64 LibreOffice_project/420$Build-2</meta:generator>
  </office:meta>
</office:document-meta>
</file>